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1.256cm" fo:min-width="0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2.725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6.702cm" fo:min-width="0cm" fo:padding-top="0.175cm" fo:padding-bottom="0.175cm" fo:padding-left="0.3cm" fo:padding-right="0.3cm"/>
    </style:style>
    <style:style style:name="P1" style:family="paragraph">
      <style:text-properties fo:font-size="20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P2" style:family="paragraph">
      <loext:graphic-properties draw:fill="none" draw:fill-color="#ffffff"/>
      <style:text-properties fo:font-size="20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666666" fo:font-size="20pt" fo:language="en" fo:country="US" fo:font-weight="bold" style:font-size-asian="18pt" style:font-size-complex="18pt"/>
    </style:style>
    <style:style style:name="T2" style:family="text">
      <style:text-properties fo:font-size="20pt" fo:language="en" fo:country="US" fo:font-weight="bold" style:font-size-asian="18pt" style:font-size-complex="18pt"/>
    </style:style>
    <style:style style:name="T3" style:family="text">
      <style:text-properties fo:font-size="20pt" fo:language="es" fo:country="CR" fo:font-weight="bold" style:font-size-asian="18pt" style:font-size-complex="18pt"/>
    </style:style>
    <style:style style:name="T4" style:family="text">
      <style:text-properties fo:color="#666666" fo:font-size="20pt" fo:language="es" fo:country="CR" fo:font-weight="bold" style:font-size-asian="18pt" style:font-size-complex="18pt"/>
    </style:style>
    <style:style style:name="T5" style:family="text">
      <style:text-properties fo:color="#666666" fo:font-size="20pt" fo:font-weight="bold" style:font-size-asian="18pt" style:font-size-complex="18pt"/>
    </style:style>
    <style:style style:name="T6" style:family="text">
      <style:text-properties fo:font-size="20pt" fo:font-weight="bold" style:font-size-asian="18pt" style:font-size-complex="18pt"/>
    </style:style>
    <style:style style:name="T7" style:family="text">
      <style:text-properties fo:color="#000000"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3.6cm" svg:height="1.7cm" svg:x="2.5cm" svg:y="3.1cm">
          <draw:text-box>
            <text:p text:style-name="P1"><text:span text:style-name="T1">while</text:span><text:span text:style-name="T2"> </text:span><text:span text:style-name="T3">cueva</text:span><text:span text:style-name="T2"> </text:span><text:span text:style-name="T1">!= '1' and </text:span><text:span text:style-name="T4">cueva</text:span><text:span text:style-name="T1"> != '2':</text:span></text:p>
          </draw:text-box>
        </draw:frame>
        <draw:custom-shape draw:style-name="gr2" draw:text-style-name="P3" draw:layer="layout" svg:width="0.559cm" svg:height="1.752cm" draw:transform="rotate (-1.58161736815726) translate (6.603cm 4.036cm)">
          <text:p/>
          <draw:enhanced-geometry svg:viewBox="0 0 21600 21600" draw:glue-points="0 0 0 21600 21600 10800" draw:text-areas="0 ?f3 15150 ?f4" draw:mirror-horizontal="tru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3" draw:text-style-name="P4" draw:layer="layout" svg:x1="5.7cm" svg:y1="4.6cm" svg:x2="5.7cm" svg:y2="5.8cm">
          <text:p/>
        </draw:line>
        <draw:frame draw:style-name="gr1" draw:text-style-name="P2" draw:layer="layout" svg:width="13.6cm" svg:height="1.7cm" svg:x="2.5cm" svg:y="6cm">
          <draw:text-box>
            <text:p text:style-name="P1"><text:span text:style-name="T5">while</text:span><text:span text:style-name="T6"> <text:s text:c="2"/>‘1’ </text:span><text:span text:style-name="T7"><text:s text:c="4"/>!= '1'</text:span><text:span text:style-name="T5"> and cueva != '2':</text:span></text:p>
          </draw:text-box>
        </draw:frame>
        <draw:custom-shape draw:style-name="gr4" draw:text-style-name="P3" draw:layer="layout" svg:width="0.59cm" svg:height="3.353cm" draw:transform="rotate (-1.58161736815726) translate (8.201cm 6.961cm)">
          <text:p/>
          <draw:enhanced-geometry svg:viewBox="0 0 21600 21600" draw:glue-points="0 0 0 21600 21600 10800" draw:text-areas="0 ?f3 15150 ?f4" draw:mirror-horizontal="tru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3" draw:text-style-name="P4" draw:layer="layout" svg:x1="6.546cm" svg:y1="7.557cm" svg:x2="6.546cm" svg:y2="8.825cm">
          <text:p/>
        </draw:line>
        <draw:frame draw:style-name="gr1" draw:text-style-name="P2" draw:layer="layout" svg:width="13.6cm" svg:height="1.7cm" svg:x="2.5cm" svg:y="8.7cm">
          <draw:text-box>
            <text:p text:style-name="P1"><text:span text:style-name="T5">while</text:span><text:span text:style-name="T6"> <text:s text:c="5"/>False </text:span><text:span text:style-name="T5"><text:s text:c="4"/>and </text:span><text:span text:style-name="T7">cueva</text:span><text:span text:style-name="T5"> != '2':</text:span></text:p>
          </draw:text-box>
        </draw:frame>
        <draw:custom-shape draw:style-name="gr2" draw:text-style-name="P3" draw:layer="layout" svg:width="0.559cm" svg:height="1.752cm" draw:transform="rotate (-1.58161736815726) translate (11.801cm 9.61cm)">
          <text:p/>
          <draw:enhanced-geometry svg:viewBox="0 0 21600 21600" draw:glue-points="0 0 0 21600 21600 10800" draw:text-areas="0 ?f3 15150 ?f4" draw:mirror-horizontal="tru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3" draw:text-style-name="P4" draw:layer="layout" svg:x1="10.898cm" svg:y1="10.174cm" svg:x2="10.898cm" svg:y2="11.374cm">
          <text:p/>
        </draw:line>
        <draw:frame draw:style-name="gr1" draw:text-style-name="P2" draw:layer="layout" svg:width="13.6cm" svg:height="1.7cm" svg:x="2.5cm" svg:y="11.4cm">
          <draw:text-box>
            <text:p text:style-name="P1"><text:span text:style-name="T5">while</text:span><text:span text:style-name="T6"> <text:s text:c="5"/>False </text:span><text:span text:style-name="T5"><text:s text:c="4"/>and </text:span><text:span text:style-name="T7">cueva != '2'</text:span><text:span text:style-name="T5">:</text:span></text:p>
          </draw:text-box>
        </draw:frame>
        <draw:custom-shape draw:style-name="gr4" draw:text-style-name="P3" draw:layer="layout" svg:width="0.59cm" svg:height="3.353cm" draw:transform="rotate (-1.58161736815726) translate (13.397cm 12.336cm)">
          <text:p/>
          <draw:enhanced-geometry svg:viewBox="0 0 21600 21600" draw:glue-points="0 0 0 21600 21600 10800" draw:text-areas="0 ?f3 15150 ?f4" draw:mirror-horizontal="tru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3" draw:text-style-name="P4" draw:layer="layout" svg:x1="11.742cm" svg:y1="12.932cm" svg:x2="11.742cm" svg:y2="14.2cm">
          <text:p/>
        </draw:line>
        <draw:frame draw:style-name="gr1" draw:text-style-name="P2" draw:layer="layout" svg:width="13.6cm" svg:height="1.7cm" svg:x="2.5cm" svg:y="14.1cm">
          <draw:text-box>
            <text:p text:style-name="P1"><text:span text:style-name="T5">while</text:span><text:span text:style-name="T6"> <text:s text:c="5"/>False </text:span><text:span text:style-name="T5"><text:s text:c="4"/></text:span><text:span text:style-name="T7">and</text:span><text:span text:style-name="T5"> <text:s text:c="5"/></text:span><text:span text:style-name="T7">True <text:s text:c="5"/></text:span><text:span text:style-name="T5">:</text:span></text:p>
          </draw:text-box>
        </draw:frame>
        <draw:frame draw:style-name="gr1" draw:text-style-name="P2" draw:layer="layout" svg:width="13.6cm" svg:height="1.7cm" svg:x="2.5cm" svg:y="17.1cm">
          <draw:text-box>
            <text:p text:style-name="P1"><text:span text:style-name="T5">while</text:span><text:span text:style-name="T6"> <text:s text:c="19"/>False </text:span><text:span text:style-name="T7"><text:s text:c="16"/></text:span><text:span text:style-name="T5">:</text:span></text:p>
          </draw:text-box>
        </draw:frame>
        <draw:custom-shape draw:style-name="gr5" draw:text-style-name="P3" draw:layer="layout" svg:width="0.59cm" svg:height="7.692cm" draw:transform="rotate (-1.58161736815726) translate (13.394cm 15.255cm)">
          <text:p/>
          <draw:enhanced-geometry svg:viewBox="0 0 21600 21600" draw:glue-points="0 0 0 21600 21600 10800" draw:text-areas="0 ?f3 15150 ?f4" draw:mirror-horizontal="tru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3" draw:text-style-name="P4" draw:layer="layout" svg:x1="9.138cm" svg:y1="15.807cm" svg:x2="9.138cm" svg:y2="17.0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3-29T10:56:56.887731965</meta:creation-date>
    <dc:date>2020-03-29T11:07:49.273374601</dc:date>
    <dc:creator>Jaime Gutierrez</dc:creator>
    <meta:editing-duration>PT41S</meta:editing-duration>
    <meta:editing-cycles>2</meta:editing-cycles>
    <meta:generator>LibreOffice/6.4.1.2$Linux_X86_64 LibreOffice_project/40$Build-2</meta:generator>
    <meta:document-statistic meta:object-count="16"/>
  </office:meta>
</office:document-meta>
</file>